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B8E4035AB36DC9E.png" manifest:media-type="image/png"/>
  <manifest:file-entry manifest:full-path="Pictures/100000000000078000000438BED8A44EB555CDE8.png" manifest:media-type="image/png"/>
  <manifest:file-entry manifest:full-path="Pictures/10000000000007800000043831671682DF7640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c5dd" officeooo:paragraph-rsid="001cc5dd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GAS <text:s/>PRAKTIKUM PERTEMUAN 10 </text:p>
      <text:p text:style-name="P1"/>
      <text:p text:style-name="P1"/>
      <text:p text:style-name="P1"><draw:frame draw:style-name="fr1" draw:name="Image1" text:anchor-type="paragraph" svg:x="-0.6543in" svg:y="0.5626in" svg:width="8.1291in" svg:height="4.572in" draw:z-index="0"><draw:image xlink:href="Pictures/10000000000007800000043831671682DF7640DB.png" xlink:type="simple" xlink:show="embed" xlink:actuate="onLoad"/></draw:frame>1.</text:p>
      <text:p text:style-name="P1"/>
      <text:p text:style-name="P1"/>
      <text:p text:style-name="P1"/>
      <text:p text:style-name="P1"/>
      <text:p text:style-name="P1">2.</text:p>
      <text:p text:style-name="P1"/>
      <text:p text:style-name="P1"><draw:frame draw:style-name="fr2" draw:name="Image2" text:anchor-type="paragraph" svg:width="8.4752in" svg:height="4.7665in" draw:z-index="1"><draw:image xlink:href="Pictures/1000000000000780000004384B8E4035AB36DC9E.png" xlink:type="simple" xlink:show="embed" xlink:actuate="onLoad"/></draw:frame><text:soft-page-break/></text:p>
      <text:p text:style-name="P1"/>
      <text:p text:style-name="P1"/>
      <text:p text:style-name="P1">3.</text:p>
      <text:p text:style-name="P1"/>
      <text:p text:style-name="P1"><draw:frame draw:style-name="fr2" draw:name="Image3" text:anchor-type="paragraph" svg:width="8.4945in" svg:height="4.778in" draw:z-index="2"><draw:image xlink:href="Pictures/100000000000078000000438BED8A44EB555CDE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7:42:31.771445386</meta:creation-date>
    <dc:date>2019-01-15T07:51:36.019191124</dc:date>
    <meta:editing-duration>PT9M5S</meta:editing-duration>
    <meta:editing-cycles>1</meta:editing-cycles>
    <meta:document-statistic meta:table-count="0" meta:image-count="3" meta:object-count="0" meta:page-count="3" meta:paragraph-count="4" meta:word-count="7" meta:character-count="36" meta:non-whitespace-character-count="31"/>
    <meta:generator>LibreOffice/5.1.6.2$Linux_X86_64 LibreOffice_project/10m0$Build-2</meta:generator>
  </office:meta>
</office:document-meta>
</file>